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 style:data-style-name="N108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 style:data-style-name="N108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08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108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1" style:family="table-cell" style:parent-style-name="Default" style:data-style-name="N108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Setiembre 2025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Entrada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alidas</text:p>
          </table:table-cell>
          <table:covered-table-cell table:style-name="ce8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s Misas</text:p>
          </table:table-cell>
          <table:covered-table-cell table:style-name="ce29"/>
          <table:table-cell table:style-name="ce26" office:value-type="string" calcext:value-type="string">
            <text:p>Servicios 8 Capillas</text:p>
          </table:table-cell>
          <table:table-cell table:style-name="ce16" office:value-type="float" office:value="738160.26" calcext:value-type="float">
            <text:p>$ 738.160,26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16" office:value-type="float" office:value="282200" calcext:value-type="float">
            <text:p>$ 282.20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16" office:value-type="float" office:value="563943.97" calcext:value-type="float">
            <text:p>$ 563.943,97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16" office:value-type="float" office:value="101173" calcext:value-type="float">
            <text:p>$ 101.173,00</text:p>
          </table:table-cell>
          <table:table-cell table:style-name="ce26" office:value-type="string" calcext:value-type="string">
            <text:p>Combustible</text:p>
          </table:table-cell>
          <table:table-cell table:style-name="ce16" office:value-type="float" office:value="110047" calcext:value-type="float">
            <text:p>$ 110.047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16" office:value-type="float" office:value="349800" calcext:value-type="float">
            <text:p>$ 349.800,00</text:p>
          </table:table-cell>
          <table:table-cell table:style-name="ce26" office:value-type="string" calcext:value-type="string">
            <text:p>Elementos de Limpieza</text:p>
          </table:table-cell>
          <table:table-cell table:style-name="ce16" office:value-type="float" office:value="141064.63" calcext:value-type="float">
            <text:p>$ 141.064,63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16" office:value-type="float" office:value="474830" calcext:value-type="float">
            <text:p>$ 474.830,00</text:p>
          </table:table-cell>
          <table:table-cell table:style-name="ce26" office:value-type="string" calcext:value-type="string">
            <text:p>Lamparas</text:p>
          </table:table-cell>
          <table:table-cell table:style-name="ce16" office:value-type="float" office:value="25333.94" calcext:value-type="float">
            <text:p>$ 25.333,9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16" office:value-type="float" office:value="473450" calcext:value-type="float">
            <text:p>$ 473.450,00</text:p>
          </table:table-cell>
          <table:table-cell table:style-name="ce26" office:value-type="string" calcext:value-type="string">
            <text:p>San Pedro Fides x 2 sacerdotes</text:p>
          </table:table-cell>
          <table:table-cell table:style-name="ce16" office:value-type="float" office:value="465000" calcext:value-type="float">
            <text:p>$ 465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16" office:value-type="float" office:value="19000" calcext:value-type="float">
            <text:p>$ 19.000,00</text:p>
          </table:table-cell>
          <table:table-cell table:style-name="ce26" office:value-type="string" calcext:value-type="string">
            <text:p>Limpieza Templos</text:p>
          </table:table-cell>
          <table:table-cell table:style-name="ce16" office:value-type="float" office:value="185000" calcext:value-type="float">
            <text:p>$ 185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16" office:value-type="float" office:value="203040" calcext:value-type="float">
            <text:p>$ 203.040,00</text:p>
          </table:table-cell>
          <table:table-cell table:style-name="ce26" office:value-type="string" calcext:value-type="string">
            <text:p>Honorarios San Eduardo</text:p>
          </table:table-cell>
          <table:table-cell table:style-name="ce16" office:value-type="float" office:value="200000" calcext:value-type="float">
            <text:p>$ 2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1903493" calcext:value-type="float">
            <text:p>$ 1.903.493,00</text:p>
          </table:table-cell>
          <table:table-cell table:style-name="ce26" office:value-type="string" calcext:value-type="string">
            <text:p>Sueldo Irene</text:p>
          </table:table-cell>
          <table:table-cell table:style-name="ce16" office:value-type="float" office:value="220677" calcext:value-type="float">
            <text:p>$ 220.677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3"/>
          <table:table-cell table:style-name="ce26" office:value-type="string" calcext:value-type="string">
            <text:p>Sacerdotes</text:p>
          </table:table-cell>
          <table:table-cell table:style-name="ce16" office:value-type="float" office:value="100000" calcext:value-type="float">
            <text:p>$ 1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Colecta + x -</text:p>
          </table:table-cell>
          <table:table-cell table:style-name="ce16" office:value-type="float" office:value="3531370" calcext:value-type="float">
            <text:p>$ 3.531.370,00</text:p>
          </table:table-cell>
          <table:table-cell table:style-name="ce26" office:value-type="string" calcext:value-type="string">
            <text:p>Colecta + x -</text:p>
          </table:table-cell>
          <table:table-cell table:style-name="ce16" office:value-type="float" office:value="3531370" calcext:value-type="float">
            <text:p>$ 3.531.37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Donaciones</text:p>
          </table:table-cell>
          <table:table-cell table:style-name="ce16" office:value-type="float" office:value="1200000" calcext:value-type="float">
            <text:p>$ 1.200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16" table:formula="of:=[.C16]*0.1" office:value-type="float" office:value="190349.3" calcext:value-type="float">
            <text:p>$ 190.349,3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9" office:value-type="string" calcext:value-type="string">
            <text:p>Total Entradas</text:p>
          </table:table-cell>
          <table:table-cell table:style-name="ce36" table:formula="of:=[.C16]+[.C19]+[.C18]" office:value-type="float" office:value="6634863" calcext:value-type="float">
            <text:p>$ 6.634.863,00</text:p>
          </table:table-cell>
          <table:table-cell table:style-name="ce19" office:value-type="string" calcext:value-type="string">
            <text:p>Total Salidas</text:p>
          </table:table-cell>
          <table:table-cell table:style-name="ce36" table:formula="of:=SUM([.E8:.E19])" office:value-type="float" office:value="6470946.1" calcext:value-type="float">
            <text:p>$ 6.470.946,1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4" table:number-columns-repeated="2"/>
          <table:table-cell table:style-name="ce39" office:value-type="string" calcext:value-type="string">
            <text:p>Superávit</text:p>
          </table:table-cell>
          <table:table-cell table:style-name="ce36" table:formula="of:=[.C21]-[.E21]" office:value-type="float" office:value="163916.9" calcext:value-type="float">
            <text:p>$ 163.916,9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14" table:number-columns-repeated="2"/>
          <table:table-cell table:style-name="ce40"/>
          <table:table-cell table:style-name="ce36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15"/>
          <table:table-cell table:style-name="ce30" table:number-columns-repeated="3"/>
          <table:table-cell table:style-name="ce20"/>
          <table:table-cell table:number-columns-repeated="1018"/>
        </table:table-row>
        <table:table-row table:style-name="ro1">
          <table:table-cell/>
          <table:table-cell table:style-name="ce20"/>
          <table:table-cell table:style-name="ce14" table:number-columns-repeated="3"/>
          <table:table-cell table:style-name="ce20"/>
          <table:table-cell table:number-columns-repeated="1018"/>
        </table:table-row>
        <table:table-row table:style-name="ro5" table:number-rows-repeated="2">
          <table:table-cell/>
          <table:table-cell table:style-name="ce20"/>
          <table:table-cell table:style-name="ce14" table:number-columns-repeated="3"/>
          <table:table-cell table:style-name="ce2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4"/>
          <table:table-cell table:style-name="ce31" table:number-columns-repeated="3"/>
          <table:table-cell table:style-name="ce2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 table:number-columns-repeated="2"/>
          <table:table-cell table:style-name="ce34"/>
          <table:table-cell table:style-name="ce41"/>
          <table:table-cell table:style-name="ce20"/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38">
      <number:hours/>
      <number:text>:</number:text>
      <number:minutes number:style="long"/>
      <number:text> </number:text>
      <number:am-pm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4">
      <number:month number:textual="true"/>
      <number:text>-</number:text>
      <number:year/>
    </number:dat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25">
      <number:minutes number:style="long"/>
      <number:text>:</number:text>
      <number:seconds number:style="long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date-style style:name="N121">
      <number:day/>
      <number:text>-</number:text>
      <number:month number:textual="true"/>
    </number:date-style>
    <number:time-style style:name="N120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15">
      <number:hours/>
      <number:text>:</number:text>
      <number:minutes number:style="long"/>
    </number:time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14">
      <number:month/>
      <number:text>/</number:text>
      <number:day/>
      <number:text>/</number:text>
      <number:year number:style="long"/>
    </number:date-style>
    <number:date-style style:name="N113">
      <number:day/>
      <number:text>-</number:text>
      <number:month number:textual="true"/>
      <number:text>-</number:text>
      <number:year/>
    </number:date-style>
    <number:currency-style style:name="N11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2P0"/>
    </number:currency-style>
    <number:time-style style:name="N139">
      <number:minutes number:style="long"/>
      <number:text>:</number:text>
      <number:seconds number:style="long" number:decimal-places="1"/>
    </number:time-style>
    <number:number-style style:name="N110P0" style:volatile="true">
      <number:number number:decimal-places="0" number:min-decimal-places="0" number:min-integer-digits="1" number:grouping="true"/>
      <number:text> </number:text>
    </number:number-style>
    <number:number-style style:name="N11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currency-style style:name="N13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number-style style:name="N108P0" style:volatile="true">
      <number:text>$ </number:text>
      <number:number number:decimal-places="2" number:min-decimal-places="2" number:min-integer-digits="1" number:grouping="true"/>
    </number:number-style>
    <number:number-style style:name="N108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5-09-30T17:22:52.930787626</dc:date>
    <meta:editing-cycles>115</meta:editing-cycles>
    <meta:editing-duration>PT10H26M37S</meta:editing-duration>
    <meta:generator>LibreOffice/7.3.7.2$Linux_X86_64 LibreOffice_project/30$Build-2</meta:generator>
    <meta:print-date>2025-09-30T17:04:25.532667312</meta:print-date>
    <meta:document-statistic meta:table-count="1" meta:cell-count="56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